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6n-snippet-transclude" style:family="text">
      <style:text-properties style:font-name="Arial" style:font-name-complex="Arial" fo:font-weight="bold" style:font-weight-asian="bold" style:font-weight-complex="bold"/>
    </style:style>
    <style:style style:name="T3" style:parent-style-name="CodeHTML" style:family="text">
      <style:text-properties style:font-name="Arial" style:font-name-complex="Arial" fo:font-weight="bold" style:font-weight-asian="bold" style:font-weight-complex="bold"/>
    </style:style>
  </office:automatic-styles>
  <office:body>
    <office:text text:use-soft-page-breaks="true">
      <text:p text:style-name="P1">Alex-world notes</text:p>
      <text:p text:style-name="Normal"/>
      <text:p text:style-name="Normal">Google platform development :</text:p>
      <text:p text:style-name="Normal">Nom du projet : alex-world-256719</text:p>
      <text:p text:style-name="Normal">Clé Api :<text:s/><text:span text:style-name="p6n-snippet-transclude">AIzaSyDZqh9DWYQrJKi4SMPCO6PS1JiQnBkGUhY</text:span></text:p>
      <text:p text:style-name="Normal"><text:span text:style-name="p6n-snippet-transclude">Channel id :<text:s/></text:span><text:span text:style-name="p6n-snippet-transclude">UCtToNyHU2Fjxuh__ypkHiIQ</text:span></text:p>
      <text:p text:style-name="Normal"><text:span text:style-name="p6n-snippet-transclude">USERS_ID :<text:s/></text:span><text:span text:style-name="p6n-snippet-transclude">tToNyHU2Fjxuh__ypkHiIQ</text:span></text:p>
      <text:p text:style-name="Normal"><text:span text:style-name="p6n-snippet-transclude">I</text:span><text:span text:style-name="p6n-snippet-transclude">d</text:span><text:span text:style-name="p6n-snippet-transclude"><text:s/></text:span><text:span text:style-name="p6n-snippet-transclude">Client</text:span><text:span text:style-name="p6n-snippet-transclude"><text:s/></text:span><text:span text:style-name="p6n-snippet-transclude">ApiYoutubeData :</text:span></text:p>
      <text:p text:style-name="Normal"><text:span text:style-name="p6n-snippet-transclude">827461297664-798lo2qotk34ucra9b9hdibjp3sv4n32.apps.googleusercontent.com</text:span></text:p>
      <text:p text:style-name="Normal"><text:span text:style-name="p6n-snippet-transclude">Code secret client :</text:span><text:s/>kJUnzIjRD14V14s3A4L2glzI</text:p>
      <text:p text:style-name="Normal"><text:span text:style-name="T2">Utilisation clé api</text:span><text:span text:style-name="p6n-snippet-transclude"> :</text:span></text:p>
      <text:p text:style-name="NormalWeb"><text:span text:style-name="CodeHTML">npm install --save @types/gapi</text:span></text:p>
      <text:p text:style-name="NormalWeb"><text:span text:style-name="T3">info privée clé Oauth :</text:span></text:p>
      <text:p text:style-name="NormalWeb"><text:span text:style-name="CodeHTML">npm install googleapis --save</text:span></text:p>
      <text:p text:style-name="NormalWeb"><text:span text:style-name="CodeHTML">npm install google-auth-library<text:s/></text:span><text:span text:style-name="CodeHTML">–</text:span><text:span text:style-name="CodeHTML">save</text:span></text:p>
      <text:p text:style-name="NormalWeb">The redirect URI in the request, https://developers.google.com/oauth2callback, does not match the ones authorized for the OAuth client. To update the authorized redirect URIs, visit: https://console.developers.google.com/apis/credentials/oauthclient/721724668570-nbkv1cfusk7kk4eni4pjvepaus73b13t.apps.googleusercontent.com?project=721724668570</text:p>
      <text:p text:style-name="Normal">var result = {"result":</text:p>
      <text:p text:style-name="Normal">{"kind": "youtube#activityListResponse",</text:p>
      <text:p text:style-name="Normal"><text:s text:c="8"/>"etag": "\"j6xRRd8dTPVVptg711_CSPADRfg/6O7hdUWmNQ92rwYS3C0_t5PpbjM\"",</text:p>
      <text:p text:style-name="Normal"><text:s text:c="8"/>"pageInfo":</text:p>
      <text:p text:style-name="Normal">{"totalResults": 13,</text:p>
      <text:p text:style-name="Normal"><text:s text:c="8"/>"resultsPerPage": 20},</text:p>
      <text:p text:style-name="Normal"><text:s text:c="8"/>"items":</text:p>
      <text:p text:style-name="Normal">[</text:p>
      <text:p text:style-name="Normal">{"kind": "youtube#activity",</text:p>
      <text:p text:style-name="Normal"><text:s text:c="8"/>"etag": "\"j6xRRd8dTPVVptg711_CSPADRfg/N0YRvBME0wWjeOv-Fc9kxL4QYqQ\"",</text:p>
      <text:p text:style-name="Normal"><text:s text:c="8"/>"id": "VTE1NzE2MzgzNzIyMzYwNzE5OTM5MTA1Ng==",</text:p>
      <text:p text:style-name="Normal"><text:s text:c="8"/>"snippet": {"publishedAt": "2019-10-21T06:12:52.000Z",</text:p>
      <text:p text:style-name="Normal"><text:s text:c="16"/>"channelId": "UCtToNyHU2Fjxuh__ypkHiIQ",</text:p>
      <text:p text:style-name="Normal"><text:s text:c="16"/>"title": "La fin de la carte de Fortnite (événement saison 10)",</text:p>
      <text:p text:style-name="Normal"><text:s text:c="16"/>"description": "Salut les copains\n\npour cette vidéo je vous présente l'événement de Fortnite Saison 10\nou malheureusement la carte subis d'énormes dégâts",</text:p>
      <text:p text:style-name="Normal"><text:s text:c="16"/>"thumbnails":</text:p>
      <text:p text:style-name="Normal"><text:s text:c="8"/>{"default":</text:p>
      <text:p text:style-name="Normal"><text:s text:c="8"/>{"url": "https://i.ytimg.com/vi/BapUPu-1in4/default.jpg",</text:p>
      <text:p text:style-name="Normal"><text:s text:c="16"/>"width": 120,</text:p>
      <text:p text:style-name="Normal"><text:s text:c="16"/>"height": 90},</text:p>
      <text:p text:style-name="Normal"><text:s text:c="16"/>"medium":</text:p>
      <text:p text:style-name="Normal"><text:s text:c="8"/>{"url": "https://i.ytimg.com/vi/BapUPu-1in4/mqdefault.jpg",</text:p>
      <text:p text:style-name="Normal"><text:s text:c="16"/>"width": 320,</text:p>
      <text:p text:style-name="Normal"><text:s text:c="16"/>"height": 180},</text:p>
      <text:p text:style-name="Normal"><text:s text:c="16"/>"high":</text:p>
      <text:p text:style-name="Normal"><text:s text:c="8"/>{"url": "https://i.ytimg.com/vi/BapUPu-1in4/hqdefault.jpg",</text:p>
      <text:p text:style-name="Normal"><text:s text:c="16"/>"width": 480,</text:p>
      <text:p text:style-name="Normal"><text:s text:c="16"/>"height": 360},</text:p>
      <text:p text:style-name="Normal"><text:s text:c="16"/>"standard": {"url": "https://i.ytimg.com/vi/BapUPu-1in4/sddefault.jpg",</text:p>
      <text:p text:style-name="Normal"><text:s text:c="24"/>"width": 640,</text:p>
      <text:p text:style-name="Normal"><text:s text:c="24"/>"height": 480}</text:p>
      <text:p text:style-name="Normal"><text:s text:c="8"/>},</text:p>
      <text:p text:style-name="Normal"><text:s text:c="16"/>"channelTitle": "Beerus Dieu de la destruction",</text:p>
      <text:p text:style-name="Normal"><text:s text:c="16"/>"type": "upload"}</text:p>
      <text:p text:style-name="Normal">},</text:p>
      <text:p text:style-name="Normal">{"kind": "youtube#activity",</text:p>
      <text:p text:style-name="Normal"><text:s text:c="8"/>"etag": "\"j6xRRd8dTPVVptg711_CSPADRfg/nqZljJVJje-pSGVDRPBqmgj4-HQ\"",</text:p>
      <text:p text:style-name="Normal"><text:s text:c="8"/>"id": "VTE1NzAyNzI3NDYyMzYwNzE5OTM5MDA5Ng==",</text:p>
      <text:p text:style-name="Normal"><text:s text:c="8"/>"snippet":</text:p>
      <text:p text:style-name="Normal">{"publishedAt": "2019-10-05T10:52:26.000Z",</text:p>
      <text:p text:style-name="Normal"><text:s text:c="8"/>"channelId": "UCtToNyHU2Fjxuh__ypkHiIQ",</text:p>
      <text:p text:style-name="Normal"><text:s text:c="8"/>"title": "Youtube city vas bientôt voir le jour dans SimCity",</text:p>
      <text:p text:style-name="Normal"><text:s text:c="8"/>"description": "bonjour les copains\n\nJe fais pour la première fois un vidéo SimCity. Ma ville compose déjà des bâtiments de fou pour un début.\n\nSur ce n'oublier pas de vous abonnez de lâcher un petit like et n'oublier pas le petit commentaire .\n\nJ’espère que sa vas vous plaire et amuser vous bien .",</text:p>
      <text:p text:style-name="Normal"><text:s text:c="8"/>"thumbnails":</text:p>
      <text:p text:style-name="Normal">{"default":</text:p>
      <text:p text:style-name="Normal">{"url": "https://i.ytimg.com/vi/6eiDDZEWQYE/default.jpg",</text:p>
      <text:p text:style-name="Normal"><text:s text:c="8"/>"width": 120,</text:p>
      <text:p text:style-name="Normal"><text:s text:c="8"/>"height": 90},</text:p>
      <text:p text:style-name="Normal"><text:s text:c="8"/>"medium":</text:p>
      <text:p text:style-name="Normal">{"url": "https://i.ytimg.com/vi/6eiDDZEWQYE/mqdefault.jpg",</text:p>
      <text:p text:style-name="Normal"><text:s text:c="8"/>"width": 320,</text:p>
      <text:p text:style-name="Normal"><text:s text:c="8"/>"height": 180},</text:p>
      <text:p text:style-name="Normal"><text:s text:c="2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6n-snippet-transclude" style:display-name="p6n-snippet-transclude"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le thiec</meta:initial-creator>
    <dc:creator>michael le thiec</dc:creator>
    <meta:creation-date>2019-10-22T19:57:00Z</meta:creation-date>
    <dc:date>2019-10-30T19:52:00Z</dc:date>
    <meta:template xlink:href="Normal.dotm" xlink:type="simple"/>
    <meta:editing-cycles>2</meta:editing-cycles>
    <meta:editing-duration>PT690900S</meta:editing-duration>
    <meta:document-statistic meta:page-count="1" meta:paragraph-count="6" meta:word-count="510" meta:character-count="3315" meta:row-count="23" meta:non-whitespace-character-count="2811"/>
  </office:meta>
</office:document-meta>
</file>